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8f8f8" draw:textarea-horizontal-align="justify" draw:textarea-vertical-align="middle" draw:auto-grow-height="false" draw:shadow="visible" draw:shadow-offset-x="0.02cm" draw:shadow-offset-y="-0.02cm" draw:shadow-color="#dddddd"/>
    </style:style>
    <style:style style:name="gr2" style:family="graphic" style:parent-style-name="standard">
      <style:graphic-properties draw:stroke="none" draw:opacity="0%" draw:textarea-vertical-align="middle" draw:shadow-opacity="0%"/>
    </style:style>
    <style:style style:name="gr3" style:family="graphic" style:parent-style-name="standard">
      <style:graphic-properties draw:stroke="none" draw:fill="solid" draw:fill-color="#f8f8f8" draw:textarea-horizontal-align="justify" draw:textarea-vertical-align="middle" draw:auto-grow-height="false" draw:shadow="visible" draw:shadow-offset-x="-0.02cm" draw:shadow-offset-y="-0.02cm" draw:shadow-color="#dddddd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2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4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4.24cm"/>
    </style:style>
    <style:style style:name="gr8" style:family="graphic" style:parent-style-name="standard">
      <style:graphic-properties svg:stroke-color="#000000" draw:fill="solid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4.45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637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1cm" fo:min-width="1.865cm"/>
    </style:style>
    <style:style style:name="gr13" style:family="graphic" style:parent-style-name="standard">
      <style:graphic-properties svg:stroke-color="#000000" draw:fill="solid" draw:fill-color="#9999ff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color="#000000" draw:fill="solid" draw:fill-color="#99ff66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color="#000000" draw:fill="solid" draw:fill-color="#ff99ff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svg:stroke-color="#000000" draw:fill="solid" draw:fill-color="#66ffff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1cm" fo:min-width="2.203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1cm" fo:min-width="1.04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1cm" fo:min-width="0.849cm"/>
    </style:style>
    <style:style style:name="gr23" style:family="graphic" style:parent-style-name="standard">
      <style:graphic-properties svg:stroke-color="#000000" draw:fill="solid" draw:fill-color="#9999ff" draw:textarea-horizontal-align="justify" draw:textarea-vertical-align="middle" draw:auto-grow-height="false"/>
    </style:style>
    <style:style style:name="gr24" style:family="graphic" style:parent-style-name="standard">
      <style:graphic-properties svg:stroke-color="#000000" draw:fill="solid" draw:fill-color="#ffff99" draw:textarea-horizontal-align="justify" draw:textarea-vertical-align="middle" draw:auto-grow-height="false"/>
    </style:style>
    <style:style style:name="gr25" style:family="graphic" style:parent-style-name="standard">
      <style:graphic-properties svg:stroke-color="#000000" draw:fill="solid" draw:fill-color="#99ff66" draw:textarea-horizontal-align="justify" draw:textarea-vertical-align="middle" draw:auto-grow-height="false"/>
    </style:style>
    <style:style style:name="gr26" style:family="graphic" style:parent-style-name="standard">
      <style:graphic-properties svg:stroke-color="#000000" draw:fill="solid" draw:fill-color="#ff99ff" draw:textarea-horizontal-align="justify" draw:textarea-vertical-align="middle" draw:auto-grow-height="false"/>
    </style:style>
    <style:style style:name="gr27" style:family="graphic" style:parent-style-name="standard">
      <style:graphic-properties svg:stroke-color="#000000" draw:fill="solid" draw:fill-color="#99ffff" draw:textarea-horizontal-align="justify" draw:textarea-vertical-align="middle" draw:auto-grow-height="false"/>
    </style:style>
    <style:style style:name="gr28" style:family="graphic" style:parent-style-name="objectwithoutfill">
      <style:graphic-properties svg:stroke-color="#000000" draw:marker-end="Arrow" draw:marker-end-width="0.1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cc" draw:textarea-horizontal-align="left" draw:auto-grow-height="true" draw:auto-grow-width="true" fo:min-height="0.357cm" fo:min-width="5.51cm"/>
    </style:style>
    <style:style style:name="gr30" style:family="graphic" style:parent-style-name="standard">
      <style:graphic-properties draw:stroke="none" svg:stroke-color="#000000" draw:fill="none" draw:fill-color="#ffffcc" draw:textarea-horizontal-align="left" draw:auto-grow-height="true" draw:auto-grow-width="true" fo:min-height="0.362cm" fo:min-width="4.028cm"/>
    </style:style>
    <style:style style:name="gr31" style:family="graphic" style:parent-style-name="standard">
      <style:graphic-properties svg:stroke-color="#000000" draw:marker-end="Arrow" draw:fill="solid" draw:fill-color="#000000" draw:textarea-vertical-align="middle"/>
    </style:style>
    <style:style style:name="gr32" style:family="graphic" style:parent-style-name="standard">
      <style:graphic-properties draw:stroke="none" draw:fill="solid" draw:fill-color="#f8f8f8" draw:textarea-horizontal-align="justify" draw:textarea-vertical-align="middle" draw:auto-grow-height="false" draw:shadow="visible" draw:shadow-offset-x="0.02cm" draw:shadow-offset-y="-0.02cm" draw:shadow-color="#b2b2b2"/>
    </style:style>
    <style:style style:name="gr33" style:family="graphic" style:parent-style-name="standard">
      <style:graphic-properties draw:stroke="none" svg:stroke-color="#000000" draw:fill="none" draw:fill-color="#ffffcc" draw:textarea-horizontal-align="left" draw:auto-grow-height="true" draw:auto-grow-width="true" fo:min-height="0.362cm" fo:min-width="4.875cm"/>
    </style:style>
    <style:style style:name="gr34" style:family="graphic" style:parent-style-name="objectwithoutfill">
      <style:graphic-properties draw:stroke="dash" draw:stroke-dash="Ultrafine_20_Dashed" draw:marker-end="Arrow" draw:marker-end-width="0.2cm" draw:fill="none" draw:textarea-vertical-align="middle"/>
    </style:style>
    <style:style style:name="gr35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31cm"/>
    </style:style>
    <style:style style:name="gr38" style:family="graphic" style:parent-style-name="standard">
      <style:graphic-properties draw:stroke="none" svg:stroke-color="#6666ff" draw:fill="solid" draw:fill-color="#ffffff" draw:opacity="0%" draw:textarea-vertical-align="middle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ourier" style:font-family-generic="modern" style:font-pitch="fixed" fo:font-size="8pt" style:font-size-asian="8pt" style:font-size-complex="8pt"/>
    </style:style>
    <style:style style:name="P3" style:family="paragraph">
      <style:text-properties fo:font-family="Courier" style:font-family-generic="modern" style:font-pitch="fixed" fo:font-size="10pt" style:font-size-asian="10pt" style:font-size-complex="10pt"/>
    </style:style>
    <style:style style:name="P4" style:family="paragraph">
      <style:text-properties fo:font-family="Courier" style:font-family-generic="modern" style:font-pitch="fixed" fo:font-size="10pt" fo:font-weight="normal" style:font-size-asian="10pt" style:font-weight-asian="normal" style:font-size-complex="10pt" style:font-weight-complex="normal"/>
    </style:style>
    <style:style style:name="P5" style:family="paragraph">
      <style:text-properties fo:font-family="Courier" style:font-family-generic="modern" style:font-pitch="fixed" fo:font-size="8pt" style:font-size-asian="8pt" style:font-size-complex="8pt"/>
    </style:style>
    <style:style style:name="P6" style:family="paragraph">
      <style:paragraph-properties fo:text-align="center"/>
      <style:text-properties fo:font-family="Courier" style:font-family-generic="modern" style:font-pitch="fixed" fo:font-size="7pt" style:font-size-asian="7pt" style:font-size-complex="7pt"/>
    </style:style>
    <style:style style:name="P7" style:family="paragraph">
      <style:paragraph-properties fo:text-align="center"/>
      <style:text-properties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family="Courier" style:font-family-generic="modern" style:font-pitch="fixed" fo:font-size="8pt" style:font-size-asian="8pt" style:font-size-complex="8pt"/>
    </style:style>
    <style:style style:name="T2" style:family="text">
      <style:text-properties fo:font-family="Courier" style:font-family-generic="modern" style:font-pitch="fixed" fo:font-size="10pt" style:font-size-asian="10pt" style:font-size-complex="10pt"/>
    </style:style>
    <style:style style:name="T3" style:family="text">
      <style:text-properties fo:font-family="Courier" style:font-family-generic="modern" style:font-pitch="fixed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family="Courier" style:font-family-generic="modern" style:font-pitch="fixed" fo:font-size="7pt" style:font-size-asian="7pt" style:font-size-complex="7pt"/>
    </style:style>
    <style:style style:name="T5" style:family="text">
      <style:text-properties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2cm" svg:height="3.01cm" draw:transform="rotate (1.5707963267946) translate (6.4cm 24.689cm)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10.2cm" svg:height="5.5cm" draw:transform="rotate (1.5707963267946) translate (10.21cm 24.689cm)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rect draw:style-name="gr2" draw:text-style-name="P1" draw:layer="layout" svg:width="21cm" svg:height="10.2cm" svg:x="1cm" svg:y="0.8cm">
          <text:p/>
        </draw:rect>
        <draw:custom-shape draw:style-name="gr3" draw:text-style-name="P1" draw:layer="layout" svg:width="4.4cm" svg:height="9.3cm" draw:transform="rotate (1.5707963267946) translate (6.412cm 8.889cm)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4.801cm" svg:height="9.3cm" draw:transform="rotate (1.5707963267946) translate (6.422cm 14.045cm)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2" xml:id="id1" draw:id="id1" draw:layer="layout" svg:width="4.6cm" svg:height="0.894cm" draw:transform="rotate (1.5707963267946) translate (8.416cm 13.945cm)">
          <text:p text:style-name="P1"><text:span text:style-name="T1">ntimes=(end_loc–st_loc+</text:span></text:p>
          <text:p text:style-name="P1"><text:span text:style-name="T1">coll_bufsize)/coll_bufsiz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" draw:id="id2" draw:layer="layout" svg:width="1.401cm" svg:height="0.6cm" draw:transform="rotate (1.5707963267946) translate (10.01cm 12.345cm)">
          <text:p text:style-name="P1"><text:span text:style-name="T1">m = 0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" svg:x1="9.31cm" svg:y1="11.645cm" svg:x2="10.01cm" svg:y2="11.645cm" draw:start-shape="id1" draw:start-glue-point="6" draw:end-shape="id2" draw:end-glue-point="0" svg:d="M9310 11645h700">
          <text:p/>
        </draw:connector>
        <draw:custom-shape draw:style-name="gr4" draw:text-style-name="P2" xml:id="id3" draw:id="id3" draw:layer="layout" svg:width="2.199cm" svg:height="0.998cm" draw:transform="rotate (1.5707963267946) translate (11.412cm 12.744cm)">
          <text:p text:style-name="P1"><text:span text:style-name="T1">m &lt; ntime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1" draw:layer="layout" draw:type="line" svg:x1="10.61cm" svg:y1="11.645cm" svg:x2="11.413cm" svg:y2="11.645cm" draw:start-shape="id2" draw:start-glue-point="6" draw:end-shape="id3" draw:end-glue-point="4" svg:d="M10610 11645h803">
          <text:p/>
        </draw:connector>
        <draw:frame draw:style-name="gr6" draw:text-style-name="P3" draw:layer="layout" svg:width="0.925cm" svg:height="0.607cm" draw:transform="rotate (1.5707963267946) translate (11.41cm 13.67cm)">
          <draw:text-box>
            <text:p><text:span text:style-name="T2">No</text:span></text:p>
          </draw:text-box>
        </draw:frame>
        <draw:frame draw:style-name="gr7" draw:text-style-name="P4" draw:layer="layout" svg:width="4.74cm" svg:height="0.607cm" draw:transform="rotate (1.5707963267946) translate (5.813cm 14.019cm)">
          <draw:text-box>
            <text:p><text:span text:style-name="T3">ADIOI_Exch_and_write</text:span></text:p>
          </draw:text-box>
        </draw:frame>
        <draw:custom-shape draw:style-name="gr8" draw:text-style-name="P2" xml:id="id4" draw:id="id4" draw:layer="layout" svg:width="2.901cm" svg:height="0.6cm" draw:transform="rotate (1.5707963267946) translate (8.513cm 8.245cm)">
          <text:p text:style-name="P1"><text:span text:style-name="T1">MPI_Alltoa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5" draw:id="id5" draw:layer="layout" svg:width="2.901cm" svg:height="0.6cm" draw:transform="rotate (1.5707963267946) translate (10.414cm 8.245cm)">
          <text:p text:style-name="P1"><text:span text:style-name="T1">MPI_Irecv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6" draw:id="id6" draw:layer="layout" svg:width="2.901cm" svg:height="0.6cm" draw:transform="rotate (1.5707963267946) translate (12.215cm 8.245cm)">
          <text:p text:style-name="P1"><text:span text:style-name="T1">MPI_Isen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" xml:id="id7" draw:id="id7" draw:layer="layout" svg:width="2.901cm" svg:height="0.6cm" draw:transform="rotate (1.5707963267946) translate (14.116cm 8.245cm)">
          <text:p text:style-name="P1"><text:span text:style-name="T1">MPI_Waita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" svg:x1="9.113cm" svg:y1="6.795cm" svg:x2="10.414cm" svg:y2="6.795cm" draw:start-shape="id4" draw:start-glue-point="6" draw:end-shape="id5" svg:d="M9113 6795h1301">
          <text:p/>
        </draw:connector>
        <draw:connector draw:style-name="gr5" draw:text-style-name="P1" draw:layer="layout" draw:type="line" svg:x1="11.014cm" svg:y1="6.795cm" svg:x2="12.215cm" svg:y2="6.795cm" draw:start-shape="id5" draw:start-glue-point="6" draw:end-shape="id6" draw:end-glue-point="0" svg:d="M11014 6795h1201">
          <text:p/>
        </draw:connector>
        <draw:connector draw:style-name="gr5" draw:text-style-name="P1" draw:layer="layout" draw:type="line" svg:x1="12.815cm" svg:y1="6.795cm" svg:x2="14.116cm" svg:y2="6.795cm" draw:start-shape="id6" draw:start-glue-point="6" draw:end-shape="id7" svg:d="M12815 6795h1301">
          <text:p/>
        </draw:connector>
        <draw:frame draw:style-name="gr9" draw:text-style-name="P4" draw:layer="layout" svg:width="4.951cm" svg:height="0.607cm" draw:transform="rotate (1.5707963267946) translate (5.813cm 9.194cm)">
          <draw:text-box>
            <text:p><text:span text:style-name="T3">ADIOI_W_Exchange_data</text:span></text:p>
          </draw:text-box>
        </draw:frame>
        <draw:custom-shape draw:style-name="gr8" draw:text-style-name="P2" xml:id="id9" draw:id="id9" draw:layer="layout" svg:width="3.7cm" svg:height="0.6cm" draw:transform="rotate (1.5707963267946) translate (14.117cm 13.489cm)">
          <text:p text:style-name="P1"><text:span text:style-name="T1">ADIO_GEN_WriteConti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3" draw:layer="layout" svg:width="1.137cm" svg:height="0.607cm" draw:transform="rotate (1.5707963267946) translate (11.411cm 10.669cm)">
          <draw:text-box>
            <text:p><text:span text:style-name="T2">Yes</text:span></text:p>
          </draw:text-box>
        </draw:frame>
        <draw:custom-shape draw:style-name="gr4" draw:text-style-name="P2" xml:id="id8" draw:id="id8" draw:layer="layout" svg:width="1.2cm" svg:height="0.392cm" draw:transform="rotate (1.5707963267946) translate (13.018cm 12.245cm)">
          <text:p text:style-name="P1"><text:span text:style-name="T1">m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" svg:x1="13.018cm" svg:y1="11.645cm" svg:x2="12.41cm" svg:y2="11.645cm" draw:start-shape="id8" draw:start-glue-point="4" draw:end-shape="id3" draw:end-glue-point="6" svg:d="M13018 11645h-608">
          <text:p/>
        </draw:connector>
        <draw:connector draw:style-name="gr5" draw:text-style-name="P1" draw:layer="layout" svg:x1="11.912cm" svg:y1="10.545cm" svg:x2="8.514cm" svg:y2="6.795cm" draw:start-shape="id3" draw:start-glue-point="7" draw:end-shape="id4" draw:end-glue-point="4" svg:d="M11912 10545v-1150h-3900v-2600h502">
          <text:p/>
        </draw:connector>
        <draw:connector draw:style-name="gr5" draw:text-style-name="P1" draw:layer="layout" svg:x1="14.716cm" svg:y1="6.795cm" svg:x2="14.717cm" svg:y2="11.639cm" draw:start-shape="id7" draw:start-glue-point="6" draw:end-shape="id9" draw:end-glue-point="6" svg:d="M14716 6795h503v4844h-502">
          <text:p/>
        </draw:connector>
        <draw:g>
          <draw:custom-shape draw:style-name="gr11" draw:text-style-name="P1" draw:layer="layout" svg:width="0.3cm" svg:height="0.3cm" draw:transform="rotate (1.5707963267946) translate (8.01cm 6.289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3cm" svg:height="0.3cm" draw:transform="rotate (1.5707963267946) translate (8.01cm 5.989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3cm" svg:height="0.3cm" draw:transform="rotate (1.5707963267946) translate (8.01cm 5.689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3cm" svg:height="0.3cm" draw:transform="rotate (1.5707963267946) translate (8.01cm 5.389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3cm" svg:height="0.3cm" draw:transform="rotate (1.5707963267946) translate (8.01cm 5.089cm)">
            <text:p/>
            <draw:enhanced-geometry svg:viewBox="0 0 21600 21600" draw:type="rectangle" draw:enhanced-path="M 0 0 L 21600 0 21600 21600 0 21600 0 0 Z N"/>
          </draw:custom-shape>
        </draw:g>
        <draw:frame draw:style-name="gr12" draw:text-style-name="P5" draw:layer="layout" svg:width="2.365cm" svg:height="0.531cm" draw:transform="rotate (1.5707963267946) translate (7.512cm 6.728cm)">
          <draw:text-box>
            <text:p><text:span text:style-name="T1">coll_buffer</text:span></text:p>
          </draw:text-box>
        </draw:frame>
        <draw:g>
          <draw:custom-shape draw:style-name="gr13" draw:text-style-name="P1" draw:layer="layout" svg:width="0.3cm" svg:height="0.3cm" draw:transform="rotate (1.5707963267946) translate (14.91cm 6.289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3cm" svg:height="0.3cm" draw:transform="rotate (1.5707963267946) translate (14.91cm 5.989cm)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3cm" svg:height="0.3cm" draw:transform="rotate (1.5707963267946) translate (14.91cm 5.689cm)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3cm" svg:height="0.3cm" draw:transform="rotate (1.5707963267946) translate (14.91cm 5.389cm)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3cm" svg:height="0.3cm" draw:transform="rotate (1.5707963267946) translate (14.91cm 5.089cm)">
            <text:p/>
            <draw:enhanced-geometry svg:viewBox="0 0 21600 21600" draw:type="rectangle" draw:enhanced-path="M 0 0 L 21600 0 21600 21600 0 21600 0 0 Z N"/>
          </draw:custom-shape>
        </draw:g>
        <draw:custom-shape draw:style-name="gr18" draw:text-style-name="P1" draw:layer="layout" svg:width="4.5cm" svg:height="0.3cm" draw:transform="rotate (1.5707963267946) translate (6.91cm 13.909cm)">
          <text:p/>
          <draw:enhanced-geometry svg:viewBox="0 0 21600 21600" draw:type="rectangle" draw:enhanced-path="M 0 0 L 21600 0 21600 21600 0 21600 0 0 Z N"/>
        </draw:custom-shape>
        <draw:frame draw:style-name="gr19" draw:text-style-name="P5" draw:layer="layout" svg:width="2.703cm" svg:height="0.531cm" draw:transform="rotate (1.5707963267946) translate (6.413cm 13.027cm)">
          <draw:text-box>
            <text:p><text:span text:style-name="T1">File Domain n</text:span></text:p>
          </draw:text-box>
        </draw:frame>
        <draw:line draw:style-name="gr20" draw:text-style-name="P1" draw:layer="layout" svg:x1="6.91cm" svg:y1="10.909cm" svg:x2="7.21cm" svg:y2="10.909cm">
          <text:p/>
        </draw:line>
        <draw:g>
          <draw:custom-shape draw:style-name="gr11" draw:text-style-name="P1" draw:layer="layout" svg:width="0.3cm" svg:height="0.3cm" draw:transform="rotate (1.5707963267946) translate (6.91cm 13.909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3cm" svg:height="0.3cm" draw:transform="rotate (1.5707963267946) translate (6.91cm 13.609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3cm" svg:height="0.3cm" draw:transform="rotate (1.5707963267946) translate (6.91cm 13.309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3cm" svg:height="0.3cm" draw:transform="rotate (1.5707963267946) translate (6.91cm 13.009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3cm" svg:height="0.3cm" draw:transform="rotate (1.5707963267946) translate (6.91cm 12.709cm)">
            <text:p/>
            <draw:enhanced-geometry svg:viewBox="0 0 21600 21600" draw:type="rectangle" draw:enhanced-path="M 0 0 L 21600 0 21600 21600 0 21600 0 0 Z N"/>
          </draw:custom-shape>
        </draw:g>
        <draw:frame draw:style-name="gr21" draw:text-style-name="P5" draw:layer="layout" svg:width="1.549cm" svg:height="0.531cm" draw:transform="rotate (1.5707963267946) translate (6.794cm 12.389cm)">
          <draw:text-box>
            <text:p><text:span text:style-name="T1">m = 1</text:span></text:p>
          </draw:text-box>
        </draw:frame>
        <draw:frame draw:style-name="gr22" draw:text-style-name="P5" draw:layer="layout" svg:width="1.349cm" svg:height="0.531cm" draw:transform="rotate (1.5707963267946) translate (6.775cm 10.825cm)">
          <draw:text-box>
            <text:p><text:span text:style-name="T1">m = 2</text:span></text:p>
          </draw:text-box>
        </draw:frame>
        <draw:custom-shape draw:style-name="gr23" draw:text-style-name="P2" xml:id="id10" draw:id="id10" draw:layer="layout" svg:width="0.324cm" svg:height="0.3cm" draw:transform="rotate (1.5707963267946) translate (7.766cm 8.81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xml:id="id13" draw:id="id13" draw:layer="layout" svg:width="0.324cm" svg:height="0.3cm" draw:transform="rotate (1.5707963267946) translate (7.767cm 8.41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xml:id="id15" draw:id="id15" draw:layer="layout" svg:width="0.324cm" svg:height="0.3cm" draw:transform="rotate (1.5707963267946) translate (7.768cm 8.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" xml:id="id14" draw:id="id14" draw:layer="layout" svg:width="0.324cm" svg:height="0.3cm" draw:transform="rotate (1.5707963267946) translate (7.769cm 7.60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xml:id="id12" draw:id="id12" draw:layer="layout" svg:width="0.324cm" svg:height="0.3cm" draw:transform="rotate (1.5707963267946) translate (7.77cm 7.20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1" draw:id="id11" draw:layer="layout" svg:width="0.324cm" svg:height="0.3cm" draw:transform="rotate (1.5707963267946) translate (8.307cm 8.01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draw:type="line" svg:x1="8.066cm" svg:y1="8.65cm" svg:x2="8.457cm" svg:y2="8.011cm" draw:start-shape="id10" draw:start-glue-point="8" draw:end-shape="id11" draw:end-glue-point="6" svg:d="M8066 8650l391-639">
          <text:p/>
        </draw:connector>
        <draw:connector draw:style-name="gr28" draw:text-style-name="P1" draw:layer="layout" draw:type="line" svg:x1="8.07cm" svg:y1="7.046cm" svg:x2="8.457cm" svg:y2="7.687cm" draw:start-shape="id12" draw:start-glue-point="8" draw:end-shape="id11" draw:end-glue-point="10" svg:d="M8070 7046l387 641">
          <text:p/>
        </draw:connector>
        <draw:connector draw:style-name="gr28" draw:text-style-name="P1" draw:layer="layout" draw:type="line" svg:x1="8.067cm" svg:y1="8.249cm" svg:x2="8.351cm" svg:y2="7.964cm" draw:start-shape="id13" draw:start-glue-point="8" draw:end-shape="id11" draw:end-glue-point="5" svg:d="M8067 8249l284-285">
          <text:p/>
        </draw:connector>
        <draw:connector draw:style-name="gr28" draw:text-style-name="P1" draw:layer="layout" draw:type="line" svg:x1="8.069cm" svg:y1="7.447cm" svg:x2="8.351cm" svg:y2="7.734cm" draw:start-shape="id14" draw:start-glue-point="8" draw:end-shape="id11" draw:end-glue-point="11" svg:d="M8069 7447l282 287">
          <text:p/>
        </draw:connector>
        <draw:connector draw:style-name="gr28" draw:text-style-name="P1" draw:layer="layout" draw:type="line" svg:x1="8.068cm" svg:y1="7.848cm" svg:x2="8.307cm" svg:y2="7.849cm" draw:start-shape="id15" draw:start-glue-point="8" draw:end-shape="id11" draw:end-glue-point="4" svg:d="M8068 7848l239 1">
          <text:p/>
        </draw:connector>
        <draw:custom-shape draw:style-name="gr23" draw:text-style-name="P2" xml:id="id17" draw:id="id17" draw:layer="layout" svg:width="0.324cm" svg:height="0.3cm" draw:transform="rotate (1.5707963267946) translate (9.513cm 8.4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" xml:id="id18" draw:id="id18" draw:layer="layout" svg:width="0.324cm" svg:height="0.3cm" draw:transform="rotate (1.5707963267946) translate (9.515cm 7.60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16" draw:id="id16" draw:layer="layout" svg:width="0.324cm" svg:height="0.3cm" draw:transform="rotate (1.5707963267946) translate (8.973cm 8.0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" draw:layer="layout" draw:type="line" svg:x1="9.229cm" svg:y1="7.963cm" svg:x2="9.513cm" svg:y2="8.248cm" draw:start-shape="id16" draw:start-glue-point="7" draw:end-shape="id17" draw:end-glue-point="4" svg:d="M9229 7963l284 285">
          <text:p/>
        </draw:connector>
        <draw:connector draw:style-name="gr28" draw:text-style-name="P1" draw:layer="layout" draw:type="line" svg:x1="9.229cm" svg:y1="7.733cm" svg:x2="9.515cm" svg:y2="7.446cm" draw:start-shape="id16" draw:start-glue-point="9" draw:end-shape="id18" draw:end-glue-point="4" svg:d="M9229 7733l286-287">
          <text:p/>
        </draw:connector>
        <draw:frame draw:style-name="gr22" draw:text-style-name="P5" draw:layer="layout" svg:width="1.349cm" svg:height="0.531cm" draw:transform="rotate (1.5707963267946) translate (6.795cm 7.425cm)">
          <draw:text-box>
            <text:p><text:span text:style-name="T1">m = 0</text:span></text:p>
          </draw:text-box>
        </draw:frame>
        <draw:frame draw:style-name="gr29" draw:text-style-name="P4" draw:layer="layout" svg:width="6.01cm" svg:height="0.607cm" draw:transform="rotate (1.5707963267946) translate (5.814cm 22.542cm)">
          <draw:text-box>
            <text:p><text:span text:style-name="T3">ADIOI_GEN_WriteStridedColl</text:span></text:p>
          </draw:text-box>
        </draw:frame>
        <draw:frame draw:style-name="gr30" draw:text-style-name="P4" draw:layer="layout" svg:width="4.528cm" svg:height="0.612cm" draw:transform="rotate (1.5707963267946) translate (9.598cm 21.517cm)">
          <draw:text-box>
            <text:p><text:span text:style-name="T3">ADIOI_Sync_thread_t</text:span></text:p>
          </draw:text-box>
        </draw:frame>
        <draw:custom-shape draw:style-name="gr4" draw:text-style-name="P6" xml:id="id19" draw:id="id19" draw:layer="layout" svg:width="4.599cm" svg:height="0.6cm" draw:transform="rotate (1.5707963267946) translate (11.009cm 19.289cm)">
          <text:p text:style-name="P1"><text:span text:style-name="T4">ADIOI_Sync_thread_enqueue(req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xml:id="id20" draw:id="id20" draw:layer="layout" svg:width="3.2cm" svg:height="1.101cm" draw:transform="rotate (1.5707963267946) translate (12.66cm 18.591cm)">
          <text:p text:style-name="P1"><text:span text:style-name="T4">flush_immediat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1" draw:layer="layout" draw:type="line" svg:x1="11.609cm" svg:y1="16.99cm" svg:x2="12.66cm" svg:y2="16.992cm" draw:start-shape="id19" draw:end-shape="id20" draw:end-glue-point="4" svg:d="M11609 16990l1051 2">
          <text:p/>
        </draw:connector>
        <draw:custom-shape draw:style-name="gr4" draw:text-style-name="P6" xml:id="id21" draw:id="id21" draw:layer="layout" svg:width="4.599cm" svg:height="0.6cm" draw:transform="rotate (1.5707963267946) translate (14.81cm 19.288cm)">
          <text:p text:style-name="P1"><text:span text:style-name="T4">ADIOI_Sync_thread_flush(fd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1" draw:layer="layout" draw:type="line" svg:x1="13.761cm" svg:y1="16.992cm" svg:x2="14.811cm" svg:y2="16.989cm" draw:start-shape="id20" draw:start-glue-point="6" draw:end-shape="id21" draw:end-glue-point="4" svg:d="M13761 16992l1050-3">
          <text:p/>
        </draw:connector>
        <draw:frame draw:style-name="gr10" draw:text-style-name="P3" draw:layer="layout" svg:width="1.137cm" svg:height="0.607cm" draw:transform="rotate (1.5707963267946) translate (13.91cm 17.068cm)">
          <draw:text-box>
            <text:p><text:span text:style-name="T2">Yes</text:span></text:p>
          </draw:text-box>
        </draw:frame>
        <draw:frame draw:style-name="gr6" draw:text-style-name="P3" draw:layer="layout" svg:width="0.925cm" svg:height="0.607cm" draw:transform="rotate (1.5707963267946) translate (12.709cm 15.369cm)">
          <draw:text-box>
            <text:p><text:span text:style-name="T2">No</text:span></text:p>
          </draw:text-box>
        </draw:frame>
        <draw:connector draw:style-name="gr31" draw:text-style-name="P1" draw:layer="layout" svg:x1="15.111cm" svg:y1="14.689cm" svg:x2="14.56cm" svg:y2="13.477cm" draw:start-shape="id21" draw:start-glue-point="7" svg:d="M15111 14689v-857h-551v-355">
          <text:p/>
        </draw:connector>
        <draw:connector draw:style-name="gr31" draw:text-style-name="P1" draw:layer="layout" svg:x1="14.26cm" svg:y1="13.477cm" svg:x2="11.31cm" svg:y2="14.69cm" draw:end-shape="id19" draw:end-glue-point="7" svg:d="M14260 13477v356h-2950v857">
          <text:p/>
        </draw:connector>
        <draw:custom-shape draw:style-name="gr32" draw:text-style-name="P1" draw:layer="layout" svg:width="5cm" svg:height="4.791cm" draw:transform="rotate (1.5707963267946) translate (10.91cm 24.489cm)">
          <text:p/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3" draw:text-style-name="P4" draw:layer="layout" svg:width="5.375cm" svg:height="0.612cm" draw:transform="rotate (1.5707963267946) translate (10.298cm 24.617cm)">
          <draw:text-box>
            <text:p><text:span text:style-name="T3">ADIOI_Sync_thread_start</text:span></text:p>
          </draw:text-box>
        </draw:frame>
        <draw:custom-shape draw:style-name="gr4" draw:text-style-name="P2" xml:id="id23" draw:id="id23" draw:layer="layout" svg:width="4.5cm" svg:height="0.6cm" draw:transform="rotate (1.5707963267946) translate (12.312cm 24.388cm)">
          <text:p text:style-name="P1"><text:span text:style-name="T4">ADIOI_Atomic_queue_pop(sub_</text:span><text:span text:style-name="T1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24" draw:id="id24" draw:layer="layout" svg:width="4.5cm" svg:height="0.6cm" draw:transform="rotate (1.5707963267946) translate (13.613cm 24.387cm)">
          <text:p text:style-name="P1"><text:span text:style-name="T4">pread(fd-&gt;fd_cache,...</text:span><text:span text:style-name="T1">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xml:id="id25" draw:id="id25" draw:layer="layout" svg:width="4.5cm" svg:height="0.6cm" draw:transform="rotate (1.5707963267946) translate (14.914cm 24.386cm)">
          <text:p text:style-name="P1"><text:span text:style-name="T4">pwrite(fd-&gt;fd_sys,...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xml:id="id22" draw:id="id22" draw:layer="layout" svg:width="1.949cm" svg:height="0.712cm" draw:transform="rotate (1.5707963267946) translate (11.026cm 23.123cm)">
          <text:p text:style-name="P1"><text:span text:style-name="T4">tru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1" draw:layer="layout" draw:type="line" svg:x1="11.738cm" svg:y1="22.149cm" svg:x2="12.312cm" svg:y2="22.138cm" draw:start-shape="id22" draw:start-glue-point="6" draw:end-shape="id23" svg:d="M11738 22149l574-11">
          <text:p/>
        </draw:connector>
        <draw:connector draw:style-name="gr5" draw:text-style-name="P1" draw:layer="layout" draw:type="line" svg:x1="12.912cm" svg:y1="22.138cm" svg:x2="13.613cm" svg:y2="22.137cm" draw:start-shape="id23" draw:start-glue-point="6" draw:end-shape="id24" draw:end-glue-point="4" svg:d="M12912 22138l701-1">
          <text:p/>
        </draw:connector>
        <draw:connector draw:style-name="gr5" draw:text-style-name="P1" draw:layer="layout" draw:type="line" svg:x1="14.213cm" svg:y1="22.137cm" svg:x2="14.914cm" svg:y2="22.136cm" draw:start-shape="id24" draw:start-glue-point="6" draw:end-shape="id25" draw:end-glue-point="4" svg:d="M14213 22137l701-1">
          <text:p/>
        </draw:connector>
        <draw:connector draw:style-name="gr31" draw:text-style-name="P1" draw:layer="layout" svg:x1="15.214cm" svg:y1="19.886cm" svg:x2="11.383cm" svg:y2="21.174cm" draw:start-shape="id25" draw:start-glue-point="7" draw:end-shape="id22" draw:end-glue-point="7" svg:d="M15214 19886v-502h-3831v1790">
          <text:p/>
        </draw:connector>
        <draw:g>
          <draw:custom-shape draw:style-name="gr11" draw:text-style-name="P1" draw:layer="layout" svg:width="0.3cm" svg:height="0.3cm" draw:transform="rotate (1.5707963267946) translate (13.21cm 21.689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3cm" svg:height="0.3cm" draw:transform="rotate (1.5707963267946) translate (13.21cm 21.389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3cm" svg:height="0.3cm" draw:transform="rotate (1.5707963267946) translate (13.21cm 21.089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3cm" svg:height="0.3cm" draw:transform="rotate (1.5707963267946) translate (13.21cm 20.789cm)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0.3cm" svg:height="0.3cm" draw:transform="rotate (1.5707963267946) translate (13.211cm 20.489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1" draw:layer="layout" svg:width="0.3cm" svg:height="0.3cm" draw:transform="rotate (1.5707963267946) translate (14.51cm 21.689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3cm" svg:height="0.3cm" draw:transform="rotate (1.5707963267946) translate (14.51cm 21.389cm)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3cm" svg:height="0.3cm" draw:transform="rotate (1.5707963267946) translate (14.51cm 21.089cm)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3cm" svg:height="0.3cm" draw:transform="rotate (1.5707963267946) translate (14.51cm 20.789cm)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3cm" svg:height="0.3cm" draw:transform="rotate (1.5707963267946) translate (14.511cm 20.489cm)">
            <text:p/>
            <draw:enhanced-geometry svg:viewBox="0 0 21600 21600" draw:type="rectangle" draw:enhanced-path="M 0 0 L 21600 0 21600 21600 0 21600 0 0 Z N"/>
          </draw:custom-shape>
        </draw:g>
        <draw:connector draw:style-name="gr34" draw:text-style-name="P1" draw:layer="layout" draw:type="line" svg:x1="11.91cm" svg:y1="12.726cm" svg:x2="11.932cm" svg:y2="13.989cm" svg:d="M11910 12726l22 1263">
          <text:p/>
        </draw:connector>
        <draw:connector draw:style-name="gr34" draw:text-style-name="P1" draw:layer="layout" draw:type="line" svg:x1="7.71cm" svg:y1="11.645cm" svg:x2="8.41cm" svg:y2="11.645cm" svg:d="M7710 11645h700">
          <text:p/>
        </draw:connector>
        <draw:frame draw:style-name="gr6" draw:text-style-name="P3" draw:layer="layout" svg:width="0.925cm" svg:height="0.607cm" draw:transform="rotate (1.5707963267946) translate (7.012cm 22.727cm)">
          <draw:text-box>
            <text:p><text:span text:style-name="T2">No</text:span></text:p>
          </draw:text-box>
        </draw:frame>
        <draw:custom-shape draw:style-name="gr4" draw:text-style-name="P2" xml:id="id26" draw:id="id26" draw:layer="layout" svg:width="2.199cm" svg:height="1.6cm" draw:transform="rotate (1.5707963267946) translate (6.713cm 21.226cm)">
          <text:p text:style-name="P1"><text:span text:style-name="T1">interleav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xml:id="id27" draw:id="id27" draw:layer="layout" svg:width="4.1cm" svg:height="0.6cm" draw:transform="rotate (1.5707963267946) translate (8.414cm 18.834cm)">
          <text:p text:style-name="P1"><text:span text:style-name="T1">ADIOI_Calc_file_domai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0" draw:text-style-name="P3" draw:layer="layout" svg:width="1.137cm" svg:height="0.607cm" draw:transform="rotate (1.5707963267946) translate (7.014cm 18.525cm)">
          <draw:text-box>
            <text:p><text:span text:style-name="T2">Yes</text:span></text:p>
          </draw:text-box>
        </draw:frame>
        <draw:connector draw:style-name="gr5" draw:text-style-name="P1" draw:layer="layout" svg:x1="7.514cm" svg:y1="19.027cm" svg:x2="8.414cm" svg:y2="16.784cm" draw:start-shape="id26" draw:start-glue-point="7" draw:end-shape="id27" draw:end-glue-point="4" svg:d="M7514 19027v-2243h900">
          <text:p/>
        </draw:connector>
        <draw:connector draw:style-name="gr34" draw:text-style-name="P1" draw:layer="layout" draw:type="line" svg:x1="9.014cm" svg:y1="16.784cm" svg:x2="9.87cm" svg:y2="16.798cm" draw:start-shape="id27" draw:start-glue-point="6" svg:d="M9014 16784l856 14">
          <text:p/>
        </draw:connector>
        <draw:custom-shape draw:style-name="gr35" draw:text-style-name="P2" draw:layer="layout" svg:width="0.499cm" svg:height="0.501cm" draw:transform="rotate (1.5707963267946) translate (8.112cm 19.134cm)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0" draw:text-style-name="P1" xml:id="id28" draw:id="id28" draw:layer="layout" svg:x1="7.912cm" svg:y1="18.827cm" svg:x2="6.712cm" svg:y2="18.827cm">
            <text:p/>
          </draw:line>
          <draw:connector draw:style-name="gr5" draw:text-style-name="P1" draw:layer="layout" draw:type="line" svg:x1="7.312cm" svg:y1="18.827cm" svg:x2="6.713cm" svg:y2="18.225cm" draw:start-shape="id28" draw:start-glue-point="0" svg:d="M7312 18827l-599-602">
            <text:p/>
          </draw:connector>
        </draw:g>
        <draw:frame draw:style-name="gr36" draw:text-style-name="P7" draw:layer="layout" svg:width="2.7cm" svg:height="1.039cm" draw:transform="rotate (1.5707963267946) translate (6.315cm 18.344cm)">
          <draw:text-box>
            <text:p text:style-name="P1"><text:span text:style-name="T5">Collective I/O </text:span></text:p>
            <text:p text:style-name="P1"><text:span text:style-name="T5">branch</text:span></text:p>
          </draw:text-box>
        </draw:frame>
        <draw:frame draw:style-name="gr37" draw:text-style-name="P7" draw:layer="layout" svg:width="3.131cm" svg:height="1.039cm" draw:transform="rotate (1.5707963267946) translate (6.316cm 24.844cm)">
          <draw:text-box>
            <text:p text:style-name="P1"><text:span text:style-name="T5">Independent I/O </text:span></text:p>
            <text:p text:style-name="P1"><text:span text:style-name="T5">branch</text:span></text:p>
          </draw:text-box>
        </draw:frame>
        <draw:g>
          <draw:line draw:style-name="gr20" draw:text-style-name="P1" xml:id="id29" draw:id="id29" draw:layer="layout" svg:x1="7.863cm" svg:y1="21.427cm" svg:x2="6.663cm" svg:y2="21.427cm">
            <text:p/>
          </draw:line>
          <draw:connector draw:style-name="gr5" draw:text-style-name="P1" draw:layer="layout" draw:type="line" svg:x1="7.263cm" svg:y1="21.427cm" svg:x2="6.664cm" svg:y2="21.927cm" draw:start-shape="id29" draw:start-glue-point="0" svg:d="M7263 21427l-599 500">
            <text:p/>
          </draw:connector>
        </draw:g>
        <draw:custom-shape draw:style-name="gr35" draw:text-style-name="P2" draw:layer="layout" svg:width="0.499cm" svg:height="0.501cm" draw:transform="rotate (1.5707963267946) translate (6.11cm 14.345cm)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" draw:layer="layout" draw:type="line" svg:x1="7.506cm" svg:y1="21.232cm" svg:x2="7.506cm" svg:y2="23.201cm" svg:d="M7506 21232v1969">
          <text:p/>
        </draw:connector>
        <draw:rect draw:style-name="gr38" draw:text-style-name="P1" draw:layer="layout" svg:width="20.4cm" svg:height="10cm" draw:transform="rotate (1.5707963267946) translate (5.81cm 24.789cm)">
          <text:p/>
        </draw:rect>
        <draw:connector draw:style-name="gr5" draw:text-style-name="P1" draw:layer="layout" draw:type="line" svg:x1="14.117cm" svg:y1="11.639cm" svg:x2="13.41cm" svg:y2="11.645cm" draw:start-shape="id9" draw:start-glue-point="4" draw:end-shape="id8" draw:end-glue-point="6" svg:d="M14117 11639l-707 6">
          <text:p/>
        </draw:connector>
        <draw:connector draw:style-name="gr31" draw:text-style-name="P1" draw:layer="layout" svg:x1="13.21cm" svg:y1="15.391cm" svg:x2="14.511cm" svg:y2="13.477cm" draw:start-shape="id20" svg:d="M13210 15391v-1208h1301v-7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3-05T14:34:41.842367023</meta:creation-date>
    <dc:date>2017-11-19T13:20:53</dc:date>
    <meta:editing-duration>P10DT7H12M52S</meta:editing-duration>
    <meta:editing-cycles>74</meta:editing-cycles>
    <meta:generator>OpenOffice/4.1.3$Unix OpenOffice.org_project/413m1$Build-9783</meta:generator>
    <meta:print-date>2015-03-19T11:43:39.636814420</meta:print-date>
    <dc:creator>Giuseppe Congiu</dc:creator>
    <meta:document-statistic meta:object-count="122"/>
  </office:meta>
</office:document-meta>
</file>